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fo:font-size="10.5pt" fo:font-weight="normal" style:font-name-asian="Georgia" style:font-size-asian="10.5pt" style:font-weight-asian="normal" style:font-name-complex="Georgia" style:font-size-complex="10.5pt" style:font-weight-complex="normal"/>
    </style:style>
    <style:style style:name="P2" style:family="paragraph" style:parent-style-name="Standard">
      <style:text-properties fo:color="#000000" style:font-name="Georgia" fo:font-size="10.5pt" fo:font-weight="normal" style:font-size-asian="10.5pt" style:font-weight-asian="normal" style:font-size-complex="10.5pt" style:font-weight-complex="normal"/>
    </style:style>
    <style:style style:name="P3" style:family="paragraph" style:parent-style-name="Standard">
      <style:text-properties style:font-name="Georgia" fo:font-size="10.5pt" style:font-size-asian="10.5pt" style:font-size-complex="10.5pt"/>
    </style:style>
    <style:style style:name="P4" style:family="paragraph" style:parent-style-name="Standard">
      <style:paragraph-properties fo:text-align="center" style:justify-single-word="false"/>
      <style:text-properties style:font-name="Georgia" fo:font-size="10.5pt" style:font-size-asian="10.5pt" style:font-size-complex="10.5pt"/>
    </style:style>
    <style:style style:name="P5" style:family="paragraph" style:parent-style-name="Title" style:master-page-name="Standard">
      <style:paragraph-properties style:page-number="auto"/>
      <style:text-properties style:font-name="Georgia" fo:font-size="14pt" style:font-size-asian="14pt" style:font-size-complex="14pt"/>
    </style:style>
    <style:style style:name="T1" style:family="text">
      <style:text-properties fo:color="#000000" style:font-name="Times New Roman" fo:font-size="12pt" fo:font-weight="bold" style:font-name-asian="Georgia" style:font-size-asian="12pt" style:font-weight-asian="bold" style:font-name-complex="Georgia" style:font-size-complex="12pt" style:font-weight-complex="bold"/>
    </style:style>
    <style:style style:name="T2"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style:style style:name="T3"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4"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5" style:family="text">
      <style:text-properties fo:color="#000000" fo:font-size="12pt" fo:font-weight="normal" style:font-name-asian="Georgia" style:font-size-asian="12pt" style:font-weight-asian="normal" style:font-name-complex="Georgia" style:font-size-complex="12pt" style:font-weight-complex="normal"/>
    </style:style>
    <style:style style:name="T6" style:family="text">
      <style:text-properties fo:color="#000000" fo:font-size="12pt" fo:font-weight="bold" style:font-name-asian="Georgia" style:font-size-asian="12pt" style:font-weight-asian="bold" style:font-name-complex="Georgia" style:font-size-complex="12pt" style:font-weight-complex="bold"/>
    </style:style>
    <style:style style:name="T7" style:family="text">
      <style:text-properties fo:color="#000000"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8" style:family="text">
      <style:text-properties fo:color="#000000"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9" style:family="text">
      <style:text-properties fo:color="#000000" fo:font-weight="normal" style:font-name-asian="Georgia" style:font-weight-asian="normal" style:font-name-complex="Georgia" style:font-weight-complex="normal"/>
    </style:style>
    <style:style style:name="T10" style:family="text">
      <style:text-properties fo:color="#000000" fo:font-weight="bold" style:font-name-asian="Georgia" style:font-weight-asian="bold" style:font-name-complex="Georgia" style:font-weight-complex="bold"/>
    </style:style>
    <style:style style:name="T11" style:family="text">
      <style:text-properties fo:color="#000000" fo:font-style="italic" fo:font-weight="normal" style:font-name-asian="Georgia" style:font-style-asian="italic" style:font-weight-asian="normal" style:font-name-complex="Georgia" style:font-style-complex="italic" style:font-weight-complex="normal"/>
    </style:style>
    <style:style style:name="T12" style:family="text">
      <style:text-properties fo:color="#000000" fo:font-style="normal" fo:font-weight="normal" style:font-name-asian="Georgia" style:font-style-asian="normal" style:font-weight-asian="normal" style:font-name-complex="Georgia" style:font-style-complex="normal" style:font-weight-complex="normal"/>
    </style:style>
    <style:style style:name="T1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yes Right</text:p>
      <text:p text:style-name="P4"/>
      <text:p text:style-name="P3"><text:span text:style-name="T13">Read:</text:span> Genesis 13:10-13; 19:17-26; Numbers 21:5-9</text:p>
      <text:p text:style-name="P3"><text:s/></text:p>
      <text:p text:style-name="P3"><text:span text:style-name="T13">Texts:</text:span> <text:span text:style-name="T9">Lamentations 3:51 “Mine eye affecteth mine heart because of all the daughters of my city.” </text:span></text:p>
      <text:p text:style-name="P1">Job 31:1 “I made a covenant with mine eyes; why then should I think upon a maid?” </text:p>
      <text:p text:style-name="P1"/>
      <text:p text:style-name="P3"><text:span text:style-name="T10">Introduction:</text:span><text:span text:style-name="T9"> Anyone who has been through boot camp is aware of the <text:s/>many commands that accompany marching drills. One impressive order which is used, only when marching in a parade, is the command: “Eyes Right.” You will hear and see this command as a company marches past a reviewing stand. Obeying this command causes all heads to swivel at a 90% angle (pointed toward the officials in the stand) while the pace or direction of the march does not change. I want to talk about how the direction of our eyes can control or reveal the direction of our heart.</text:span></text:p>
      <text:p text:style-name="P1"/>
      <text:p text:style-name="P3"><text:span text:style-name="T10">I. Lots look and its consequences:</text:span><text:span text:style-name="T9"> We read about Lots move into Sodom. First there is a conflict with uncle Abraham and his herdsmen. </text:span></text:p>
      <text:p text:style-name="P1"><text:s text:c="2"/>The move began with a conflict. Many times our failures begin with a wrong response to a conflict. A child's school events conflict with church events and we limit our response to either church or school and then most often church gets short shifted. We get our eyes on the wrong thing. Sometimes a schedule can be changed if we simply ask and then perhaps both events can be accommodated. If that is not possible then perhaps we need to carefully consider before we decide to miss church events.</text:p>
      <text:p text:style-name="P3"><text:span text:style-name="T9"><text:s text:c="2"/>Lot looked around and chose correctly from the worlds perspective. He selected the best farm land around but the location placed him directly next to a sinful city. Soon he moved inside the walls and became an important person in town. His look cost him the disdain and contempt of his own children and in-laws. (“</text:span><text:span text:style-name="T11">And Lot went out, and spake unto his sons in law, which married his daughters, and said, Up, get you out of this place; for the LORD will destroy this city. But he seemed as one that mocked unto his sons in law</text:span><text:span text:style-name="T9">.) His look ended up costing him the life of his wife who took a wrong look herself. (</text:span><text:span text:style-name="T11">But his wife looked back from behind him, and she became a pillar of salt</text:span><text:span text:style-name="T9">)</text:span></text:p>
      <text:p text:style-name="P3"><text:span text:style-name="T9">His look cost him the morality of his daughters. (</text:span><text:span text:style-name="T11">Come, let us make our father drink wine, and we will lie with him, that we may preserve seed of our father.</text:span><text:span text:style-name="T12">)</text:span></text:p>
      <text:p text:style-name="P1"/>
      <text:p text:style-name="P3"><text:span text:style-name="T10">II. Sinful Israelite's Look and the results:</text:span><text:span text:style-name="T9"> We read about the child-ren of Israel who had began to speak against God Himself. As the judgment of God came in the form of deadly serpents. They humbled themselves, repented and plead with Moses for deliverance. God directed him to fashion a snake of brass and attach it to a pole. They were instructed to look at the brazen serpent. All who looked lived. I know that there is a spiritual picture here but before we delve into that I would like us to consider that it simply took a look in the correct direction to cure the bite of these venomous snakes.</text:span></text:p>
      <text:p text:style-name="P1"><text:s text:c="2"/>There is a greater picture here and that is that each part of this event represents a part of redemption's story. The pole is a picture of the cross. Brass is a type of judgment. The snake is a type of sin. Put them all together and we have Christ taking on the sins of the world hanging on the cross as a recipient of God's judgment for our sins. All that is required of those who have sinned against God is to look to the finished work of Christ on the cross and then we can live.</text:p>
      <text:p text:style-name="P1"/>
      <text:p text:style-name="P3"><text:span text:style-name="T10">Conclude:</text:span><text:span text:style-name="T9"> Many of us have a knack for failure caused by choices that we make in seemingly innocent situations. Esau sold his birthright for a bowl of Cajun bean soup. David smeared his reputation forever by a look at his neighbors wife. Abraham saw Isaacs' life saved when he saw a ram in a thicket. Goliath looked at David and sneered while David looked (beyond Goliath) at God and prevailed. Solomon loved women and they turned his heart away from God. Boaz complimented Ruth for having her eyes on God's plan rather than being attracted to better looking and younger men.</text:span></text:p>
      <text:p text:style-name="P1"><text:s text:c="2"/>In many situations we will have a better outcome if we insure that our eyes are right. Eyes that look toward God are eyes that are right. Eyes that look toward the Bible are eyes that are right.</text:p>
      <text:p text:style-name="P1"><text:s text:c="2"/>As we walk through this world we need to keep our eyes on heaven and our savior. EYES RIGHT!</text:p>
      <text:p text:style-name="P1"/>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Tice</meta:initial-creator>
    <meta:creation-date>2006-07-29T19:37:00</meta:creation-date>
    <dc:creator>Joel Tice</dc:creator>
    <dc:date>2019-07-10T08:59:08.55</dc:date>
    <meta:editing-cycles>113</meta:editing-cycles>
    <meta:editing-duration>PT19H15M38S</meta:editing-duration>
    <meta:generator>OpenOffice/4.1.3$Win32 OpenOffice.org_project/413m1$Build-9783</meta:generator>
    <meta:document-statistic meta:table-count="0" meta:image-count="0" meta:object-count="0" meta:page-count="1" meta:paragraph-count="15" meta:word-count="782" meta:character-count="4222"/>
  </office:meta>
</office:document-meta>
</file>